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9.253cm" fo:margin-left="-2cm" table:align="left" style:writing-mode="lr-tb"/>
    </style:style>
    <style:style style:name="Tabela2.A" style:family="table-column">
      <style:table-column-properties style:column-width="2.602cm"/>
    </style:style>
    <style:style style:name="Tabela2.B" style:family="table-column">
      <style:table-column-properties style:column-width="3.11cm"/>
    </style:style>
    <style:style style:name="Tabela2.C" style:family="table-column">
      <style:table-column-properties style:column-width="2.822cm"/>
    </style:style>
    <style:style style:name="Tabela2.D" style:family="table-column">
      <style:table-column-properties style:column-width="2.464cm"/>
    </style:style>
    <style:style style:name="Tabela2.E" style:family="table-column">
      <style:table-column-properties style:column-width="2.753cm"/>
    </style:style>
    <style:style style:name="Tabela2.F" style:family="table-column">
      <style:table-column-properties style:column-width="2.999cm"/>
    </style:style>
    <style:style style:name="Tabela2.G" style:family="table-column">
      <style:table-column-properties style:column-width="2.50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1pt solid #bfbfbf"/>
    </style:style>
    <style:style style:name="Tabela1" style:family="table">
      <style:table-properties style:width="15.24cm" table:align="margins" style:writing-mode="lr-tb"/>
    </style:style>
    <style:style style:name="Tabela1.A" style:family="table-column">
      <style:table-column-properties style:column-width="5.258cm" style:rel-column-width="22608*"/>
    </style:style>
    <style:style style:name="Tabela1.B" style:family="table-column">
      <style:table-column-properties style:column-width="5.099cm" style:rel-column-width="21928*"/>
    </style:style>
    <style:style style:name="Tabela1.C" style:family="table-column">
      <style:table-column-properties style:column-width="4.882cm" style:rel-column-width="2099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8.5cm" fo:margin-left="-1.752cm" table:align="left" style:writing-mode="lr-tb"/>
    </style:style>
    <style:style style:name="Tabela3.A" style:family="table-column">
      <style:table-column-properties style:column-width="3.926cm"/>
    </style:style>
    <style:style style:name="Tabela3.B" style:family="table-column">
      <style:table-column-properties style:column-width="2.159cm"/>
    </style:style>
    <style:style style:name="Tabela3.C" style:family="table-column">
      <style:table-column-properties style:column-width="2.051cm"/>
    </style:style>
    <style:style style:name="Tabela3.D" style:family="table-column">
      <style:table-column-properties style:column-width="2.447cm"/>
    </style:style>
    <style:style style:name="Tabela3.E" style:family="table-column">
      <style:table-column-properties style:column-width="2.228cm"/>
    </style:style>
    <style:style style:name="Tabela3.F" style:family="table-column">
      <style:table-column-properties style:column-width="1.995cm"/>
    </style:style>
    <style:style style:name="Tabela3.G" style:family="table-column">
      <style:table-column-properties style:column-width="3.69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1pt solid #bfbfbf"/>
    </style:style>
    <style:style style:name="Tabela4" style:family="table">
      <style:table-properties style:width="18.5cm" fo:margin-left="-1.752cm" table:align="left" style:writing-mode="lr-tb"/>
    </style:style>
    <style:style style:name="Tabela4.A" style:family="table-column">
      <style:table-column-properties style:column-width="2.469cm"/>
    </style:style>
    <style:style style:name="Tabela4.B" style:family="table-column">
      <style:table-column-properties style:column-width="3.066cm"/>
    </style:style>
    <style:style style:name="Tabela4.C" style:family="table-column">
      <style:table-column-properties style:column-width="2.623cm"/>
    </style:style>
    <style:style style:name="Tabela4.D" style:family="table-column">
      <style:table-column-properties style:column-width="2.84cm"/>
    </style:style>
    <style:style style:name="Tabela4.E" style:family="table-column">
      <style:table-column-properties style:column-width="2.452cm"/>
    </style:style>
    <style:style style:name="Tabela4.F" style:family="table-column">
      <style:table-column-properties style:column-width="2.492cm"/>
    </style:style>
    <style:style style:name="Tabela4.G" style:family="table-column">
      <style:table-column-properties style:column-width="2.55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1pt solid #bfbfbf"/>
    </style:style>
    <style:style style:name="P1" style:family="paragraph" style:parent-style-name="Standard">
      <style:paragraph-properties fo:orphans="0" fo:widows="0"/>
      <style:text-properties style:font-name="Calibri" fo:language="en" fo:country="US" style:letter-kerning="true" style:font-name-complex="Calibri1"/>
    </style:style>
    <style:style style:name="P2" style:family="paragraph" style:parent-style-name="Standard">
      <style:paragraph-properties fo:orphans="0" fo:widows="0"/>
      <style:text-properties style:font-name="Calibri" fo:language="en" fo:country="US" fo:font-weight="bold" style:letter-kerning="true" style:font-weight-asian="bold" style:font-name-complex="Calibri1" style:font-weight-complex="bold"/>
    </style:style>
    <style:style style:name="P3" style:family="paragraph" style:parent-style-name="Standard">
      <style:paragraph-properties fo:orphans="0" fo:widows="0"/>
      <style:text-properties style:font-name="Calibri" fo:language="en" fo:country="US" fo:font-weight="bold" officeooo:rsid="0034899b" style:letter-kerning="true" style:font-weight-asian="bold" style:font-name-complex="Calibri1" style:font-weight-complex="bold"/>
    </style:style>
    <style:style style:name="P4" style:family="paragraph" style:parent-style-name="Standard">
      <style:paragraph-properties fo:line-height="150%" fo:text-align="justify" style:justify-single-word="false" fo:orphans="0" fo:widows="0"/>
      <style:text-properties style:font-name="Calibri" fo:language="en" fo:country="US" fo:font-weight="normal" officeooo:rsid="0034899b" officeooo:paragraph-rsid="00429e25" style:letter-kerning="true" style:font-weight-asian="normal" style:font-name-complex="Calibri1" style:font-weight-complex="normal"/>
    </style:style>
    <style:style style:name="P5" style:family="paragraph" style:parent-style-name="Standard">
      <style:paragraph-properties fo:orphans="0" fo:widows="0"/>
      <style:text-properties style:font-name="Calibri" fo:font-size="10pt" fo:language="en" fo:country="US" style:letter-kerning="true" style:font-size-asian="10pt" style:font-name-complex="Calibri1" style:font-size-complex="10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Calibri" fo:font-size="10pt" fo:language="en" fo:country="US" style:letter-kerning="true" style:font-size-asian="10pt" style:font-name-complex="Calibri1" style:font-size-complex="10pt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Calibri" fo:font-size="10pt" fo:language="en" fo:country="US" officeooo:paragraph-rsid="00451064" style:letter-kerning="true" style:font-size-asian="10pt" style:font-name-complex="Calibri1" style:font-size-complex="10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Calibri" fo:font-size="10pt" fo:language="en" fo:country="US" officeooo:rsid="002948bb" style:letter-kerning="true" style:font-size-asian="10pt" style:font-name-complex="Calibri1" style:font-size-complex="10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Calibri" fo:font-size="10pt" fo:language="en" fo:country="US" officeooo:rsid="002948bb" officeooo:paragraph-rsid="002948bb" style:letter-kerning="true" style:font-size-asian="10pt" style:font-name-complex="Calibri1" style:font-size-complex="10pt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Calibri" fo:font-size="10pt" fo:language="en" fo:country="US" officeooo:rsid="00451064" style:letter-kerning="true" style:font-size-asian="10pt" style:font-name-complex="Calibri1" style:font-size-complex="10pt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Calibri" fo:font-size="10pt" fo:language="en" fo:country="US" fo:font-weight="bold" style:letter-kerning="true" style:font-size-asian="10pt" style:font-weight-asian="bold" style:font-name-complex="Calibri1" style:font-size-complex="10pt" style:font-weight-complex="bold"/>
    </style:style>
    <style:style style:name="P12" style:family="paragraph" style:parent-style-name="Standard">
      <style:paragraph-properties fo:orphans="0" fo:widows="0"/>
      <style:text-properties style:font-name="Times New Roman" fo:language="en" fo:country="US" style:letter-kerning="true" style:font-name-complex="Times New Roman1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019f3b" officeooo:paragraph-rsid="00429e25"/>
    </style:style>
    <style:style style:name="P15" style:family="paragraph" style:parent-style-name="Standard">
      <style:paragraph-properties fo:line-height="150%"/>
      <style:text-properties officeooo:rsid="00019f3b" officeooo:paragraph-rsid="00429e25"/>
    </style:style>
    <style:style style:name="P16" style:family="paragraph" style:parent-style-name="Standard">
      <style:paragraph-properties fo:line-height="150%" fo:text-align="start" style:justify-single-word="false"/>
      <style:text-properties officeooo:paragraph-rsid="00429e25"/>
    </style:style>
    <style:style style:name="P17" style:family="paragraph" style:parent-style-name="Standard">
      <style:paragraph-properties fo:line-height="150%" fo:text-align="justify" style:justify-single-word="false"/>
      <style:text-properties fo:font-weight="normal" officeooo:paragraph-rsid="00429e25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weight="normal" officeooo:rsid="00034734" officeooo:paragraph-rsid="00429e25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weight="normal" officeooo:rsid="00045784" officeooo:paragraph-rsid="00429e25" style:font-weight-asian="normal" style:font-weight-complex="normal"/>
    </style:style>
    <style:style style:name="P20" style:family="paragraph" style:parent-style-name="Standard">
      <style:paragraph-properties fo:orphans="0" fo:widows="0"/>
      <style:text-properties fo:color="#000000" style:font-name="Calibri" fo:language="en" fo:country="US" style:letter-kerning="true" style:font-name-complex="Calibri1"/>
    </style:style>
    <style:style style:name="P21" style:family="paragraph" style:parent-style-name="Standard">
      <style:paragraph-properties fo:orphans="0" fo:widows="0"/>
      <style:text-properties fo:color="#000000" style:font-name="Calibri" fo:font-size="10pt" fo:language="en" fo:country="US" fo:font-weight="bold" style:letter-kerning="true" style:font-size-asian="10pt" style:font-weight-asian="bold" style:font-name-complex="Calibri1" style:font-size-complex="10pt" style:font-weight-complex="bold"/>
    </style:style>
    <style:style style:name="P22" style:family="paragraph" style:parent-style-name="Standard">
      <style:paragraph-properties fo:orphans="0" fo:widows="0"/>
      <style:text-properties fo:color="#000000" style:font-name="Calibri" fo:font-size="10pt" fo:language="en" fo:country="US" style:letter-kerning="true" style:font-size-asian="10pt" style:font-name-complex="Calibri1" style:font-size-complex="10pt"/>
    </style:style>
    <style:style style:name="P23" style:family="paragraph" style:parent-style-name="Standard">
      <style:paragraph-properties fo:orphans="0" fo:widows="0"/>
      <style:text-properties fo:color="#000000" style:font-name="Calibri" fo:font-size="10pt" fo:language="en" fo:country="US" officeooo:paragraph-rsid="00385084" style:letter-kerning="true" style:font-size-asian="10pt" style:font-name-complex="Calibri1" style:font-size-complex="10pt"/>
    </style:style>
    <style:style style:name="P24" style:family="paragraph" style:parent-style-name="Standard">
      <style:paragraph-properties fo:orphans="0" fo:widows="0"/>
      <style:text-properties fo:color="#000000" style:font-name="Calibri" fo:font-size="10pt" fo:language="en" fo:country="US" officeooo:paragraph-rsid="002ddf0c" style:letter-kerning="true" style:font-size-asian="10pt" style:font-name-complex="Calibri1" style:font-size-complex="10pt"/>
    </style:style>
    <style:style style:name="P25" style:family="paragraph" style:parent-style-name="Standard">
      <style:paragraph-properties fo:orphans="0" fo:widows="0"/>
      <style:text-properties fo:color="#000000" style:font-name="Calibri" fo:font-size="10pt" fo:language="en" fo:country="US" officeooo:paragraph-rsid="0039dd66" style:letter-kerning="true" style:font-size-asian="10pt" style:font-name-complex="Calibri1" style:font-size-complex="10pt"/>
    </style:style>
    <style:style style:name="P26" style:family="paragraph" style:parent-style-name="Standard">
      <style:paragraph-properties fo:orphans="0" fo:widows="0"/>
      <style:text-properties fo:color="#000000" style:font-name="Calibri" fo:font-size="10pt" fo:language="en" fo:country="US" officeooo:paragraph-rsid="003b833f" style:letter-kerning="true" style:font-size-asian="10pt" style:font-name-complex="Calibri1" style:font-size-complex="10pt"/>
    </style:style>
    <style:style style:name="P27" style:family="paragraph" style:parent-style-name="Standard">
      <style:paragraph-properties fo:orphans="0" fo:widows="0"/>
      <style:text-properties fo:color="#000000" style:font-name="Calibri" fo:font-size="10pt" fo:language="en" fo:country="US" officeooo:paragraph-rsid="003a9ff3" style:letter-kerning="true" style:font-size-asian="10pt" style:font-name-complex="Calibri1" style:font-size-complex="10pt"/>
    </style:style>
    <style:style style:name="P28" style:family="paragraph" style:parent-style-name="Standard">
      <style:paragraph-properties fo:orphans="0" fo:widows="0"/>
      <style:text-properties fo:color="#000000" style:font-name="Calibri" fo:font-size="10pt" fo:language="en" fo:country="US" officeooo:rsid="00385084" style:letter-kerning="true" style:font-size-asian="10pt" style:font-name-complex="Calibri1" style:font-size-complex="10pt"/>
    </style:style>
    <style:style style:name="P29" style:family="paragraph" style:parent-style-name="Standard">
      <style:paragraph-properties fo:orphans="0" fo:widows="0"/>
      <style:text-properties fo:color="#000000" style:font-name="Calibri" fo:font-size="10pt" fo:language="en" fo:country="US" officeooo:rsid="003733c7" officeooo:paragraph-rsid="00385084" style:letter-kerning="true" style:font-size-asian="10pt" style:font-name-complex="Calibri1" style:font-size-complex="10pt"/>
    </style:style>
    <style:style style:name="P30" style:family="paragraph" style:parent-style-name="Standard">
      <style:paragraph-properties fo:orphans="0" fo:widows="0"/>
      <style:text-properties fo:color="#000000" style:font-name="Calibri" fo:font-size="10pt" fo:language="en" fo:country="US" officeooo:rsid="002f30e2" officeooo:paragraph-rsid="002f30e2" style:letter-kerning="true" style:font-size-asian="10pt" style:font-name-complex="Calibri1" style:font-size-complex="10pt"/>
    </style:style>
    <style:style style:name="P31" style:family="paragraph" style:parent-style-name="Standard">
      <style:paragraph-properties fo:orphans="0" fo:widows="0"/>
      <style:text-properties fo:color="#000000" style:font-name="Calibri" fo:font-size="10pt" fo:language="en" fo:country="US" officeooo:rsid="0039dd66" officeooo:paragraph-rsid="0039dd66" style:letter-kerning="true" style:font-size-asian="10pt" style:font-name-complex="Calibri1" style:font-size-complex="10pt"/>
    </style:style>
    <style:style style:name="P32" style:family="paragraph" style:parent-style-name="Standard">
      <style:paragraph-properties fo:orphans="0" fo:widows="0"/>
      <style:text-properties fo:color="#000000" style:font-name="Calibri" fo:font-size="10pt" fo:language="en" fo:country="US" officeooo:rsid="002e3a92" officeooo:paragraph-rsid="002e3a92" style:letter-kerning="true" style:font-size-asian="10pt" style:font-name-complex="Calibri1" style:font-size-complex="10pt"/>
    </style:style>
    <style:style style:name="P33" style:family="paragraph" style:parent-style-name="Standard">
      <style:paragraph-properties fo:line-height="150%" fo:text-align="start" style:justify-single-word="false"/>
      <style:text-properties fo:font-weight="bold" officeooo:rsid="00429e25" officeooo:paragraph-rsid="00429e25" style:font-weight-asian="bold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fo:font-weight="bold" officeooo:rsid="00019f3b" officeooo:paragraph-rsid="00429e25" style:font-weight-asian="bold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fo:font-weight="bold" officeooo:paragraph-rsid="00429e25" style:font-weight-asian="bold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officeooo:rsid="00019f3b" officeooo:paragraph-rsid="00429e25"/>
    </style:style>
    <style:style style:name="P37" style:family="paragraph" style:parent-style-name="Standard" style:master-page-name="Standard">
      <style:paragraph-properties fo:line-height="150%" fo:text-align="center" style:justify-single-word="false" fo:orphans="0" fo:widows="0" style:page-number="auto"/>
      <style:text-properties style:font-name="Calibri" fo:language="en" fo:country="US" fo:font-weight="bold" officeooo:rsid="0034899b" officeooo:paragraph-rsid="004109ba" style:letter-kerning="true" style:font-weight-asian="bold" style:font-name-complex="Calibri1" style:font-weight-complex="bold"/>
    </style:style>
    <style:style style:name="T1" style:family="text">
      <style:text-properties officeooo:rsid="0021d725"/>
    </style:style>
    <style:style style:name="T2" style:family="text">
      <style:text-properties officeooo:rsid="00224050"/>
    </style:style>
    <style:style style:name="T3" style:family="text">
      <style:text-properties officeooo:rsid="00280e46"/>
    </style:style>
    <style:style style:name="T4" style:family="text">
      <style:text-properties officeooo:rsid="002948bb"/>
    </style:style>
    <style:style style:name="T5" style:family="text">
      <style:text-properties officeooo:rsid="002ddf0c"/>
    </style:style>
    <style:style style:name="T6" style:family="text">
      <style:text-properties officeooo:rsid="002e3a92"/>
    </style:style>
    <style:style style:name="T7" style:family="text">
      <style:text-properties fo:font-weight="bold" officeooo:rsid="0034899b" style:font-weight-asian="bold" style:font-weight-complex="bold"/>
    </style:style>
    <style:style style:name="T8" style:family="text">
      <style:text-properties fo:font-weight="bold" officeooo:rsid="00429e25" style:font-weight-asian="bold" style:font-weight-complex="bold"/>
    </style:style>
    <style:style style:name="T9" style:family="text">
      <style:text-properties officeooo:rsid="003733c7"/>
    </style:style>
    <style:style style:name="T10" style:family="text">
      <style:text-properties officeooo:rsid="00385084"/>
    </style:style>
    <style:style style:name="T11" style:family="text">
      <style:text-properties officeooo:rsid="0039dd66"/>
    </style:style>
    <style:style style:name="T12" style:family="text">
      <style:text-properties officeooo:rsid="003a9ff3"/>
    </style:style>
    <style:style style:name="T13" style:family="text">
      <style:text-properties officeooo:rsid="003b833f"/>
    </style:style>
    <style:style style:name="T14" style:family="text">
      <style:text-properties officeooo:rsid="003d5ad5"/>
    </style:style>
    <style:style style:name="T15" style:family="text">
      <style:text-properties officeooo:rsid="003ea006"/>
    </style:style>
    <style:style style:name="T16" style:family="text">
      <style:text-properties officeooo:rsid="00019f3b"/>
    </style:style>
    <style:style style:name="T17" style:family="text">
      <style:text-properties officeooo:rsid="00034734"/>
    </style:style>
    <style:style style:name="T18" style:family="text">
      <style:text-properties officeooo:rsid="0005569c"/>
    </style:style>
    <style:style style:name="T19" style:family="text">
      <style:text-properties officeooo:rsid="0003cf8a"/>
    </style:style>
    <style:style style:name="T20" style:family="text">
      <style:text-properties officeooo:rsid="00045784"/>
    </style:style>
    <style:style style:name="T21" style:family="text">
      <style:text-properties fo:font-weight="normal" officeooo:rsid="00034734" style:font-weight-asian="normal" style:font-weight-complex="normal"/>
    </style:style>
    <style:style style:name="T22" style:family="text">
      <style:text-properties fo:font-weight="normal" officeooo:rsid="00456750" style:font-weight-asian="normal" style:font-weight-complex="normal"/>
    </style:style>
    <style:style style:name="T23" style:family="text">
      <style:text-properties officeooo:rsid="0043f96b"/>
    </style:style>
    <style:style style:name="T24" style:family="text">
      <style:text-properties officeooo:rsid="00446a2d"/>
    </style:style>
    <style:style style:name="T25" style:family="text">
      <style:text-properties officeooo:rsid="004510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20"><text:span text:style-name="T7">ANEXO I</text:span> – Calendário de atividades – 9ª Edição do Parlamento Juvenil – 2015 </text:p>
      <text:p text:style-name="P2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office:value-type="string">
            <text:p text:style-name="P21">Domingo</text:p>
            <text:p text:style-name="P21">22/11</text:p>
          </table:table-cell>
          <table:table-cell table:style-name="Tabela2.A1" office:value-type="string">
            <text:p text:style-name="P21">Segunda-feira – 23/11</text:p>
          </table:table-cell>
          <table:table-cell table:style-name="Tabela2.A1" office:value-type="string">
            <text:p text:style-name="P21">Terça-feira – <text:s/>24/11</text:p>
          </table:table-cell>
          <table:table-cell table:style-name="Tabela2.A1" office:value-type="string">
            <text:p text:style-name="P21">Quarta-feira – 25/11</text:p>
          </table:table-cell>
          <table:table-cell table:style-name="Tabela2.A1" office:value-type="string">
            <text:p text:style-name="P21">Quinta-feira – 26/11</text:p>
          </table:table-cell>
          <table:table-cell table:style-name="Tabela2.A1" office:value-type="string">
            <text:p text:style-name="P21">Sexta-feira – 27/11</text:p>
          </table:table-cell>
          <table:table-cell table:style-name="Tabela2.A1" office:value-type="string">
            <text:p text:style-name="P21">Sábado </text:p>
            <text:p text:style-name="P21">28/11</text:p>
          </table:table-cell>
        </table:table-row>
        <table:table-row table:style-name="Tabela2.1">
          <table:table-cell table:style-name="Tabela2.A1" office:value-type="string">
            <text:p text:style-name="P22">9h – Saída dos ônibus <text:s/>dos municípios Pólos (regionais) </text:p>
            <text:p text:style-name="P22"/>
            <text:p text:style-name="P22"/>
            <text:p text:style-name="P22"/>
            <text:p text:style-name="P22"/>
            <text:p text:style-name="P22">14 às 17h – Chegada dos Parlamentares Juvenis (check-in no hotel)</text:p>
            <text:p text:style-name="P22"/>
            <text:p text:style-name="P22"/>
            <text:p text:style-name="P22"/>
            <text:p text:style-name="P22">18h – Reunião de acolhimento (auditório do hotel)</text:p>
          </table:table-cell>
          <table:table-cell table:style-name="Tabela2.A1" office:value-type="string">
            <text:p text:style-name="P28"/>
            <text:p text:style-name="P22"><text:span text:style-name="T10">10</text:span>h – Orientações gerais (auditório <text:span text:style-name="T1">Nelson Carneiro</text:span>)</text:p>
            <text:p text:style-name="P22"/>
            <text:p text:style-name="P22">12h – Almoço </text:p>
            <text:p text:style-name="P22"/>
            <text:p text:style-name="P22">14h – Fotografia oficial nas escadarias do Palácio Tiradentes </text:p>
            <text:p text:style-name="P22"/>
            <text:p text:style-name="P22">15h – Sessão de abertura – instalação do Parlamento Juvenil (Plenário Barbosa Sobrinho)</text:p>
            <text:p text:style-name="P22"/>
            <text:p text:style-name="P22">15h30 – Diplomação</text:p>
            <text:p text:style-name="P22"/>
            <text:p text:style-name="P22">16h – Pronunciamentos <text:s/>(convidados)</text:p>
            <text:p text:style-name="P22"/>
            <text:p text:style-name="P22">16h30 – Eleição da mesa diretora do Parlamento Juvenil </text:p>
            <text:p text:style-name="P22"/>
            <text:p text:style-name="P22">17h – Tribuna (pronunciamento dos eleitos na mesa)</text:p>
          </table:table-cell>
          <table:table-cell table:style-name="Tabela2.A1" office:value-type="string">
            <text:p text:style-name="P23"/>
            <text:p text:style-name="P23"/>
            <text:p text:style-name="P23"><text:span text:style-name="T10">9</text:span><text:span text:style-name="T9">h – Curso de oratória e comunicação </text:span><text:span text:style-name="T10">(grupo I) e <text:s/>Visita Guiada – Exposição Permanente – Palácio Tiradentes (grupo II)</text:span></text:p>
            <text:p text:style-name="P29"/>
            <text:p text:style-name="P23"><text:span text:style-name="T9">1</text:span><text:span text:style-name="T10">1</text:span><text:span text:style-name="T9">h – Curso de oratória e comunicação </text:span><text:span text:style-name="T10">(grupo II) e <text:s/>Visita Guiada – Exposição Permanente – Palácio Tiradentes (grupo I)</text:span></text:p>
            <text:p text:style-name="P22"/>
            <text:p text:style-name="P22">13h - Almoço </text:p>
            <text:p text:style-name="P22"/>
            <text:p text:style-name="P22">15h – Tribuna pronunciamento e Defesa de projetos (Auditório Nelson Carneiro) </text:p>
            <text:p text:style-name="P22"/>
            <text:p text:style-name="P30"/>
          </table:table-cell>
          <table:table-cell table:style-name="Tabela2.A1" office:value-type="string">
            <text:p text:style-name="P24"><text:span text:style-name="T11">9</text:span>h – Painel <text:span text:style-name="T9">de liderança e formação política – atividade em parceria com o Fórum de Desenvolvimento Estratégico </text:span><text:span text:style-name="T15">do Estado</text:span> (Auditório <text:span text:style-name="T6">N</text:span>elson Carneiro)</text:p>
            <text:p text:style-name="P24"/>
            <text:p text:style-name="P22"/>
            <text:p text:style-name="P22">1<text:span text:style-name="T11">2</text:span>h – Almoço</text:p>
            <text:p text:style-name="P22"/>
            <text:p text:style-name="P25"><text:span text:style-name="T11">14h – reunião da mesa diretora –</text:span><text:span text:style-name="T12"> discussão sobre a proposta de projeto de resolução do PJ</text:span></text:p>
            <text:p text:style-name="P31"/>
            <text:p text:style-name="P24">15h – Trabalho nas Comissões (Sala das Comissões e/ou Biblioteca Palácio Tiradentes)</text:p>
            <text:p text:style-name="P24"/>
            <text:p text:style-name="P26"><text:span text:style-name="T13">18h – Visita ao Palácio Guanabara e encontro com o governador (a </text:span><text:span text:style-name="T14">confirmar</text:span><text:span text:style-name="T13">)</text:span></text:p>
            <text:p text:style-name="P24"/>
            <text:p text:style-name="P30"/>
          </table:table-cell>
          <table:table-cell table:style-name="Tabela2.A1" office:value-type="string">
            <text:p text:style-name="P24"><text:span text:style-name="T11">9</text:span>h – painel <text:span text:style-name="T11">sobre Planejamento Estratégico – atividade em parceria com a SEPLAG</text:span> </text:p>
            <text:p text:style-name="P32">(Auditório Nelson Carneiro)</text:p>
            <text:p text:style-name="P22"/>
            <text:p text:style-name="P22">1<text:span text:style-name="T11">2</text:span>h – Almoço </text:p>
            <text:p text:style-name="P22"/>
            <text:p text:style-name="P27"><text:span text:style-name="T11">14 – reunião do colégio de líderes –</text:span><text:span text:style-name="T12"> discussão sobre a proposta de projeto de resolução do PJ e criação da medalha Tiradentes</text:span></text:p>
            <text:p text:style-name="P31"/>
            <text:p text:style-name="P24">15h – Trabalho nas Comissões (Sala das Comissões e/ou Biblioteca Palácio Tiradentes) </text:p>
            <text:p text:style-name="P22"/>
            <text:p text:style-name="P22">18h – Atividade Cultural – Vis<text:span text:style-name="T5">i</text:span>ta ao Pão de Açúcar</text:p>
            <text:p text:style-name="P22"/>
          </table:table-cell>
          <table:table-cell table:style-name="Tabela2.A1" office:value-type="string">
            <text:p text:style-name="P22">9h – Plenária Final – votação dos projetos (Plenário Barbosa Lima Sobrinho) – Atividade aberta ao público </text:p>
            <text:p text:style-name="P22"/>
            <text:p text:style-name="P22"/>
            <text:p text:style-name="P22">14h – Almoço</text:p>
            <text:p text:style-name="P22"/>
            <text:p text:style-name="P22">16h – Atividade Cultural – Visita ao Maracanã <text:s/></text:p>
            <text:p text:style-name="P22"/>
            <text:p text:style-name="P22">20h – Encerramento do evento <text:s/>– Salão do Hotel ou local a definir <text:s/></text:p>
          </table:table-cell>
          <table:table-cell table:style-name="Tabela2.A1" office:value-type="string">
            <text:p text:style-name="P22">11h – Check-out do Hotel e retorno aos municípios </text:p>
          </table:table-cell>
        </table:table-row>
      </table:table>
      <text:p text:style-name="P20"><text:soft-page-break/></text:p>
      <text:p text:style-name="P33"/>
      <text:p text:style-name="P16"><text:span text:style-name="T8">ANEXO II – </text:span><text:span text:style-name="T21">C</text:span><text:span text:style-name="T22">ronograma das capacitações</text:span></text:p>
      <text:p text:style-name="P15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4">REGIONAL</text:p>
          </table:table-cell>
          <table:table-cell table:style-name="Tabela1.A1" office:value-type="string">
            <text:p text:style-name="P34">CIDADE</text:p>
          </table:table-cell>
          <table:table-cell table:style-name="Tabela1.C1" office:value-type="string">
            <text:p text:style-name="P34">DATA</text:p>
          </table:table-cell>
        </table:table-row>
        <table:table-row>
          <table:table-cell table:style-name="Tabela1.A2" office:value-type="string">
            <text:p text:style-name="P35"><text:span text:style-name="T16">METROPOLITANA </text:span><text:span text:style-name="T17">I A VII</text:span><text:span text:style-name="T16"> </text:span></text:p>
          </table:table-cell>
          <table:table-cell table:style-name="Tabela1.A2" office:value-type="string">
            <text:p text:style-name="P36">Rio de Janeiro </text:p>
          </table:table-cell>
          <table:table-cell table:style-name="Tabela1.C2" office:value-type="string">
            <text:p text:style-name="P36">16 de outubro</text:p>
          </table:table-cell>
        </table:table-row>
        <table:table-row>
          <table:table-cell table:style-name="Tabela1.A2" office:value-type="string">
            <text:p text:style-name="P34">NOROESTE</text:p>
          </table:table-cell>
          <table:table-cell table:style-name="Tabela1.A2" office:value-type="string">
            <text:p text:style-name="P36">Itaperuna</text:p>
          </table:table-cell>
          <table:table-cell table:style-name="Tabela1.C2" office:value-type="string">
            <text:p text:style-name="P36">19 de outubro</text:p>
          </table:table-cell>
        </table:table-row>
        <table:table-row>
          <table:table-cell table:style-name="Tabela1.A2" office:value-type="string">
            <text:p text:style-name="P34">NORTE</text:p>
          </table:table-cell>
          <table:table-cell table:style-name="Tabela1.A2" office:value-type="string">
            <text:p text:style-name="P36">Campos</text:p>
          </table:table-cell>
          <table:table-cell table:style-name="Tabela1.C2" office:value-type="string">
            <text:p text:style-name="P36">20 de outubro</text:p>
          </table:table-cell>
        </table:table-row>
        <table:table-row>
          <table:table-cell table:style-name="Tabela1.A2" office:value-type="string">
            <text:p text:style-name="P34">BAIXADAS LITORÊNEAS</text:p>
          </table:table-cell>
          <table:table-cell table:style-name="Tabela1.A2" office:value-type="string">
            <text:p text:style-name="P36">Niterói</text:p>
          </table:table-cell>
          <table:table-cell table:style-name="Tabela1.C2" office:value-type="string">
            <text:p text:style-name="P36">21 de outubro</text:p>
          </table:table-cell>
        </table:table-row>
        <table:table-row>
          <table:table-cell table:style-name="Tabela1.A2" office:value-type="string">
            <text:p text:style-name="P34">CENTRO-SUL</text:p>
          </table:table-cell>
          <table:table-cell table:style-name="Tabela1.A2" office:value-type="string">
            <text:p text:style-name="P36">Vassouras</text:p>
          </table:table-cell>
          <table:table-cell table:style-name="Tabela1.C2" office:value-type="string">
            <text:p text:style-name="P36">22 de outubro</text:p>
          </table:table-cell>
        </table:table-row>
        <table:table-row>
          <table:table-cell table:style-name="Tabela1.A2" office:value-type="string">
            <text:p text:style-name="P34">MÉDIO PARAÍBA</text:p>
          </table:table-cell>
          <table:table-cell table:style-name="Tabela1.A2" office:value-type="string">
            <text:p text:style-name="P36">Volta Redonda</text:p>
          </table:table-cell>
          <table:table-cell table:style-name="Tabela1.C2" office:value-type="string">
            <text:p text:style-name="P36">23 de outubro</text:p>
          </table:table-cell>
        </table:table-row>
        <table:table-row>
          <table:table-cell table:style-name="Tabela1.A2" office:value-type="string">
            <text:p text:style-name="P34">SERRANA I e SERRANA II</text:p>
          </table:table-cell>
          <table:table-cell table:style-name="Tabela1.A2" office:value-type="string">
            <text:p text:style-name="P36">Petrópolis <text:span text:style-name="T18">e Nova Friburgo</text:span></text:p>
          </table:table-cell>
          <table:table-cell table:style-name="Tabela1.C2" office:value-type="string">
            <text:p text:style-name="P36">26 de outubro</text:p>
          </table:table-cell>
        </table:table-row>
      </table:table>
      <text:p text:style-name="P15"><text:s/></text:p>
      <text:p text:style-name="P14"/>
      <text:p text:style-name="P17"><text:span text:style-name="T17">OBS 1: as </text:span><text:span text:style-name="T19">duas </text:span><text:span text:style-name="T17">capacitações do dia </text:span><text:span text:style-name="T18">2</text:span><text:span text:style-name="T17">6 ocorrerão </text:span><text:span text:style-name="T19">simultaneamente </text:span><text:span text:style-name="T17">na sede da regional Serrana I (</text:span><text:span text:style-name="T18">Petrópolis</text:span><text:span text:style-name="T17">) e na sede da regional Serrana I</text:span><text:span text:style-name="T18">I</text:span><text:span text:style-name="T17"> (</text:span><text:span text:style-name="T19">Nova Friburgo </text:span><text:span text:style-name="T17">) </text:span><text:span text:style-name="T19">para os representantes eleitos de cada município desta região</text:span><text:span text:style-name="T17">.</text:span></text:p>
      <text:p text:style-name="P18"/>
      <text:p text:style-name="P17"><text:span text:style-name="T17">OBS 2: </text:span><text:span text:style-name="T20">os instrutores responsáveis pela capacitação da Serrana II serão colaboradores externos, o que nos permitirá fazer a atividade simultânea do dia </text:span><text:span text:style-name="T23">2</text:span><text:span text:style-name="T20">6.</text:span></text:p>
      <text:p text:style-name="P19"/>
      <text:p text:style-name="P4">OBS 3: as capacitações compreendem atividades entre as 10h e 16h, podendo flexibilizar em função da peculiaridade da cada região, respeitando o tempo de deslocamento dos eleitos para que não haja necessidade de estadia em pernoit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"><text:span text:style-name="T7">ANEXO III</text:span> – Itinerários do Transporte </text:p>
      <text:p text:style-name="P1"/>
      <text:p text:style-name="P2">Translado dos Municípios para o Hotel – van ou Micro-ônibus </text:p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11">Domingo</text:p>
            <text:p text:style-name="P11">22/11</text:p>
          </table:table-cell>
          <table:table-cell table:style-name="Tabela3.A1" office:value-type="string">
            <text:p text:style-name="P11">Segunda-feira – 23/11</text:p>
          </table:table-cell>
          <table:table-cell table:style-name="Tabela3.A1" office:value-type="string">
            <text:p text:style-name="P11">Terça-feira 24/11</text:p>
          </table:table-cell>
          <table:table-cell table:style-name="Tabela3.A1" office:value-type="string">
            <text:p text:style-name="P11">Quarta-feira – 25/11</text:p>
          </table:table-cell>
          <table:table-cell table:style-name="Tabela3.A1" office:value-type="string">
            <text:p text:style-name="P11">Quinta-feira – 26/11</text:p>
          </table:table-cell>
          <table:table-cell table:style-name="Tabela3.A1" office:value-type="string">
            <text:p text:style-name="P11">Sexta-feira 27/11</text:p>
          </table:table-cell>
          <table:table-cell table:style-name="Tabela3.A1" office:value-type="string">
            <text:p text:style-name="P11">Sábado </text:p>
            <text:p text:style-name="P11">28/11</text:p>
          </table:table-cell>
        </table:table-row>
        <table:table-row table:style-name="Tabela3.1">
          <table:table-cell table:style-name="Tabela3.A1" office:value-type="string">
            <text:p text:style-name="P5">9h – Saída dos Municípios para o Hotel (Rio de Janeiro)</text:p>
            <text:p text:style-name="P5"/>
            <text:p text:style-name="P5">Van 1 – Nova Iguaçu </text:p>
            <text:p text:style-name="P5">Van 2 – São Gonçalo </text:p>
            <text:p text:style-name="P5">Van 3 <text:s/>- Duque de Caxias</text:p>
            <text:p text:style-name="P5">Van 4 <text:s/>- Belford Roxo <text:s/></text:p>
            <text:p text:style-name="P5">Van 5 <text:s/>- Volta Redonda <text:s/></text:p>
            <text:p text:style-name="P5">Van 6 <text:s/>- Vassouras </text:p>
            <text:p text:style-name="P5">Van 7 <text:s/>- Petrópolis </text:p>
            <text:p text:style-name="P5">Van 8 <text:s/>- Nova Friburgo </text:p>
            <text:p text:style-name="P5">Van 9 – <text:span text:style-name="T24">Cabo Frio</text:span></text:p>
            <text:p text:style-name="P5">Van 10 – Campos dos Goytacazes</text:p>
            <text:p text:style-name="P5">Van 11 – Itaperuna <text:s/></text:p>
          </table:table-cell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5">10h – Retorno para os municípios Pólos/ regionais </text:p>
            <text:p text:style-name="P5"/>
            <text:p text:style-name="P5">Van 1 – Nova Iguaçu </text:p>
            <text:p text:style-name="P5">Van 2 – São Gonçalo </text:p>
            <text:p text:style-name="P5">Van 3 <text:s/>- Duque de Caxias</text:p>
            <text:p text:style-name="P5">Van 4 <text:s/>- Belford Roxo <text:s/></text:p>
            <text:p text:style-name="P5">Van 5 <text:s/>- Volta Redonda <text:s/></text:p>
            <text:p text:style-name="P5">Van 6 <text:s/>- Vassouras </text:p>
            <text:p text:style-name="P5">Van 7 <text:s/>- Petrópolis </text:p>
            <text:p text:style-name="P5">Van 8 <text:s/>- Nova Friburgo </text:p>
            <text:p text:style-name="P5">Van 9 – <text:span text:style-name="T24">Cabo Frio</text:span></text:p>
            <text:p text:style-name="P5">Van 10 – Campos dos Goytacazes</text:p>
            <text:p text:style-name="P5">Van 11 – Itaperuna </text:p>
          </table:table-cell>
        </table:table-row>
      </table:table>
      <text:p text:style-name="P12"/>
      <text:p text:style-name="P2">Deslocamentos no período de realização do Evento: 23 a 28 <text:span text:style-name="T2">de novembro de 2015</text:span></text:p>
      <text:p text:style-name="P1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office:value-type="string">
            <text:p text:style-name="P11">Domingo</text:p>
            <text:p text:style-name="P11">22/11</text:p>
          </table:table-cell>
          <table:table-cell table:style-name="Tabela4.A1" office:value-type="string">
            <text:p text:style-name="P11">Segunda-feira – 23/11</text:p>
          </table:table-cell>
          <table:table-cell table:style-name="Tabela4.A1" office:value-type="string">
            <text:p text:style-name="P11">Terça-feira <text:span text:style-name="T2">- </text:span><text:s/>24/11</text:p>
          </table:table-cell>
          <table:table-cell table:style-name="Tabela4.A1" office:value-type="string">
            <text:p text:style-name="P11">Quarta-feira – 25/11</text:p>
          </table:table-cell>
          <table:table-cell table:style-name="Tabela4.A1" office:value-type="string">
            <text:p text:style-name="P11">Quinta-feira – 26/11</text:p>
          </table:table-cell>
          <table:table-cell table:style-name="Tabela4.A1" office:value-type="string">
            <text:p text:style-name="P11">Sexta-feira 27/11</text:p>
          </table:table-cell>
          <table:table-cell table:style-name="Tabela4.A1" office:value-type="string">
            <text:p text:style-name="P11">Sábado </text:p>
            <text:p text:style-name="P11">28/11</text:p>
          </table:table-cell>
        </table:table-row>
        <table:table-row table:style-name="Tabela4.1">
          <table:table-cell table:style-name="Tabela4.A1" office:value-type="string">
            <text:p text:style-name="P6"/>
          </table:table-cell>
          <table:table-cell table:style-name="Tabela4.A1" office:value-type="string">
            <text:p text:style-name="P6"><text:span text:style-name="T3">10</text:span>h – saída do Hotel para o Palácio Tiradentes </text:p>
            <text:p text:style-name="P6"/>
            <text:p text:style-name="P6"/>
            <text:p text:style-name="P6">18h – retorno do Palácio Tiradentes para o Hotel </text:p>
          </table:table-cell>
          <table:table-cell table:style-name="Tabela4.A1" office:value-type="string">
            <text:p text:style-name="P6">9h - <text:s/>saída do Hotel para o Palácio Tiradentes </text:p>
            <text:p text:style-name="P6"/>
            <text:p text:style-name="P6">18h – retorno do Palácio Tiradentes para</text:p>
            <text:p text:style-name="P6"/>
            <text:p text:style-name="P9"/>
          </table:table-cell>
          <table:table-cell table:style-name="Tabela4.A1" office:value-type="string">
            <text:p text:style-name="P6">9h – saída do Hotel para o Palácio Tiradentes </text:p>
            <text:p text:style-name="P6"/>
            <text:p text:style-name="P6">18h – <text:span text:style-name="T25">saída para visita ao Palácio Guanabara</text:span></text:p>
            <text:p text:style-name="P10"/>
            <text:p text:style-name="P7"><text:span text:style-name="T25">20h - retorno </text:span><text:span text:style-name="T4">para o hotel</text:span></text:p>
            <text:p text:style-name="P8"/>
            <text:p text:style-name="P9"><text:s/></text:p>
          </table:table-cell>
          <table:table-cell table:style-name="Tabela4.A1" office:value-type="string">
            <text:p text:style-name="P6">9h - <text:s/>saída do Hotel para o Palácio Tiradentes </text:p>
            <text:p text:style-name="P6"/>
            <text:p text:style-name="P6">17h – saída do palácio Tiradentes para o Pão de Açúcar</text:p>
            <text:p text:style-name="P6"/>
            <text:p text:style-name="P6">20h – Retorno do Pão de Açúcar para o Hotel </text:p>
          </table:table-cell>
          <table:table-cell table:style-name="Tabela4.A1" office:value-type="string">
            <text:p text:style-name="P6">8h – Saída do Hotel para o Palácio Tiradentes </text:p>
            <text:p text:style-name="P6"/>
            <text:p text:style-name="P6">15h – saída do Palácio Tiradentes para o Maracanã </text:p>
            <text:p text:style-name="P6"/>
            <text:p text:style-name="P6">18h – Retorno do Maracanã para o Hotel </text:p>
          </table:table-cell>
          <table:table-cell table:style-name="Tabela4.A1" office:value-type="string">
            <text:p text:style-name="P6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pt" fo:country="BR" style:letter-kerning="true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a Nascimento</meta:initial-creator>
    <meta:editing-cycles>41</meta:editing-cycles>
    <meta:creation-date>2015-06-26T16:22:00</meta:creation-date>
    <dc:date>2015-08-03T14:42:20.99</dc:date>
    <meta:editing-duration>PT5H51M50S</meta:editing-duration>
    <meta:generator>LibreOffice/3.6$Windows_x86 LibreOffice_project/932b512-69e3009-7a10e5c-fc86223-a55908</meta:generator>
    <meta:document-statistic meta:table-count="4" meta:image-count="0" meta:object-count="0" meta:page-count="3" meta:paragraph-count="129" meta:word-count="813" meta:character-count="4658" meta:non-whitespace-character-count="389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